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98cm" fo:padding-top="0.163cm" fo:padding-bottom="0.163cm" fo:padding-left="0.288cm" fo:padding-right="0.288cm"/>
      <style:paragraph-properties style:writing-mode="lr-tb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4.81cm" svg:y="1.3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7cm" svg:height="1.84cm" svg:x="4.39cm" svg:y="5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4.79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556cm" svg:height="1.651cm" svg:x="1.241cm" svg:y="3.129cm">
          <text:p text:style-name="P3">Character</text:p>
          <text:p text:style-name="P3">Creatio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1cm" svg:y1="1.889cm" svg:x2="3.019cm" svg:y2="3.129cm" draw:start-shape="id1" draw:start-glue-point="6" draw:end-shape="id2" draw:end-glue-point="0" svg:d="M4810 1889h-1791v1240" svg:viewBox="0 0 1792 1241">
          <text:p/>
        </draw:connector>
        <draw:custom-shape draw:style-name="gr3" draw:text-style-name="P2" xml:id="id3" draw:id="id3" draw:layer="layout" svg:width="3.556cm" svg:height="1.651cm" svg:x="5.826cm" svg:y="3.159cm">
          <text:p text:style-name="P3">Save Gam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826cm" svg:y1="1.889cm" svg:x2="7.604cm" svg:y2="3.159cm" draw:start-shape="id1" draw:start-glue-point="10" draw:end-shape="id3" draw:end-glue-point="0" svg:d="M5826 1889h1778v1270" svg:viewBox="0 0 1779 1271">
          <text:p/>
        </draw:connector>
        <draw:connector draw:style-name="gr4" draw:text-style-name="P2" draw:layer="layout" svg:x1="3.019cm" svg:y1="4.78cm" svg:x2="4.39cm" svg:y2="6.065cm" draw:start-shape="id2" draw:start-glue-point="2" draw:end-shape="id4" draw:end-glue-point="6" svg:d="M3019 4780v1285h1371" svg:viewBox="0 0 1372 1286">
          <text:p/>
        </draw:connector>
        <draw:connector draw:style-name="gr4" draw:text-style-name="P2" draw:layer="layout" svg:x1="7.604cm" svg:y1="4.81cm" svg:x2="6.207cm" svg:y2="6.065cm" draw:start-shape="id3" draw:start-glue-point="2" draw:end-shape="id4" draw:end-glue-point="10" svg:d="M7604 4810v1255h-1397" svg:viewBox="0 0 1398 125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1H22M57S</meta:editing-duration>
    <meta:editing-cycles>11</meta:editing-cycles>
    <meta:generator>LibreOffice/6.4.6.2$Windows_X86_64 LibreOffice_project/0ce51a4fd21bff07a5c061082cc82c5ed232f115</meta:generator>
    <dc:date>2022-03-06T01:32:33.430000000</dc:date>
    <meta:document-statistic meta:object-count="9"/>
  </office:meta>
</office:document-meta>
</file>